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master-page-name="">
      <loext:graphic-properties draw:fill="none"/>
      <style:paragraph-properties fo:margin-left="0.5in" fo:margin-right="0.3118in" style:line-height-at-least="0.3335in" fo:text-indent="0in" style:auto-text-indent="false" style:page-number="auto" fo:background-color="transparent" fo:padding="0in" fo:border="none"/>
      <style:text-properties fo:font-size="21pt" fo:letter-spacing="normal" fo:font-weight="bold"/>
    </style:style>
    <style:style style:name="P2" style:family="paragraph" style:parent-style-name="Heading_20_1">
      <loext:graphic-properties draw:fill="none"/>
      <style:paragraph-properties fo:margin-left="0.5in" fo:margin-right="0.3118in" style:line-height-at-least="0.3335in" fo:text-indent="0in" style:auto-text-indent="false" fo:background-color="transparent" fo:padding="0in" fo:border="none"/>
      <style:text-properties fo:font-size="21pt" fo:letter-spacing="normal" fo:font-weight="bold"/>
    </style:style>
    <style:style style:name="P3" style:family="paragraph" style:parent-style-name="Heading_20_1">
      <loext:graphic-properties draw:fill="none"/>
      <style:paragraph-properties fo:margin-left="0.5in" fo:margin-right="0.3118in" style:line-height-at-least="0.3335in" fo:text-indent="0in" style:auto-text-indent="false" fo:background-color="transparent" fo:padding="0in" fo:border="none"/>
      <style:text-properties fo:font-size="21pt" fo:letter-spacing="normal" fo:font-weight="bold" officeooo:paragraph-rsid="0010ef57"/>
    </style:style>
    <style:style style:name="P4" style:family="paragraph" style:parent-style-name="Standard">
      <loext:graphic-properties draw:fill="none"/>
      <style:paragraph-properties fo:margin-left="0.5in" fo:margin-right="0.3118in" fo:text-indent="0in" style:auto-text-indent="false" fo:background-color="transparent" fo:padding="0in" fo:border="none"/>
    </style:style>
    <style:style style:name="P5" style:family="paragraph" style:parent-style-name="Text_20_body">
      <loext:graphic-properties draw:fill="none"/>
      <style:paragraph-properties fo:margin-left="0.5in" fo:margin-right="0.3118in" style:line-height-at-least="0.25in" fo:text-indent="0in" style:auto-text-indent="false" fo:background-color="transparent" fo:padding="0in" fo:border="none"/>
      <style:text-properties fo:font-size="11.25pt" fo:letter-spacing="normal" fo:font-weight="normal"/>
    </style:style>
    <style:style style:name="P6" style:family="paragraph" style:parent-style-name="Text_20_body">
      <loext:graphic-properties draw:fill="none"/>
      <style:paragraph-properties fo:margin-left="0.5in" fo:margin-right="0.3118in" fo:margin-top="0in" fo:margin-bottom="0in" style:contextual-spacing="false" style:line-height-at-least="0.25in" fo:text-indent="0in" style:auto-text-indent="false" fo:background-color="transparent" fo:padding="0in" fo:border="none"/>
      <style:text-properties fo:font-size="11.25pt" fo:letter-spacing="normal" fo:font-weight="normal"/>
    </style:style>
    <style:style style:name="P7" style:family="paragraph" style:parent-style-name="Text_20_body" style:list-style-name="L1">
      <loext:graphic-properties draw:fill="none"/>
      <style:paragraph-properties fo:margin-left="0.5in" fo:margin-right="0.3118in" fo:text-indent="0in" style:auto-text-indent="false" fo:background-color="transparent" fo:padding="0in" fo:border="none"/>
      <style:text-properties fo:font-size="11.25pt"/>
    </style:style>
    <style:style style:name="P8" style:family="paragraph" style:parent-style-name="Text_20_body" style:list-style-name="L1">
      <loext:graphic-properties draw:fill="none"/>
      <style:paragraph-properties fo:margin-left="0.5in" fo:margin-right="0.3118in" fo:margin-top="0in" fo:margin-bottom="0in" style:contextual-spacing="false" fo:text-indent="0in" style:auto-text-indent="false" fo:background-color="transparent" fo:padding="0in" fo:border="none"/>
      <style:text-properties fo:font-size="11.25pt" officeooo:paragraph-rsid="0010ef57"/>
    </style:style>
    <style:style style:name="P9" style:family="paragraph" style:parent-style-name="Text_20_body" style:list-style-name="L2">
      <loext:graphic-properties draw:fill="none"/>
      <style:paragraph-properties fo:margin-left="0.5in" fo:margin-right="0.3118in" fo:margin-top="0in" fo:margin-bottom="0in" style:contextual-spacing="false" fo:text-indent="0in" style:auto-text-indent="false" fo:background-color="transparent" fo:padding="0in" fo:border="none"/>
      <style:text-properties fo:font-size="11.25pt"/>
    </style:style>
    <style:style style:name="P10" style:family="paragraph" style:parent-style-name="Text_20_body" style:list-style-name="L2">
      <loext:graphic-properties draw:fill="none"/>
      <style:paragraph-properties fo:margin-left="0.5in" fo:margin-right="0.3118in" fo:text-indent="0in" style:auto-text-indent="false" fo:background-color="transparent" fo:padding="0in" fo:border="none"/>
      <style:text-properties fo:font-size="11.25pt"/>
    </style:style>
    <style:style style:name="P11" style:family="paragraph" style:parent-style-name="Text_20_body" style:list-style-name="L3">
      <loext:graphic-properties draw:fill="none"/>
      <style:paragraph-properties fo:margin-left="0.5in" fo:margin-right="0.3118in" fo:margin-top="0in" fo:margin-bottom="0in" style:contextual-spacing="false" fo:text-indent="0in" style:auto-text-indent="false" fo:background-color="transparent" fo:padding="0in" fo:border="none"/>
      <style:text-properties fo:font-size="11.25pt"/>
    </style:style>
    <style:style style:name="P12" style:family="paragraph" style:parent-style-name="Text_20_body" style:list-style-name="L3">
      <loext:graphic-properties draw:fill="none"/>
      <style:paragraph-properties fo:margin-left="0.5in" fo:margin-right="0.3118in" fo:text-indent="0in" style:auto-text-indent="false" fo:background-color="transparent" fo:padding="0in" fo:border="none"/>
      <style:text-properties fo:font-size="11.25pt"/>
    </style:style>
    <style:style style:name="P13" style:family="paragraph" style:parent-style-name="Text_20_body" style:list-style-name="L3">
      <loext:graphic-properties draw:fill="none"/>
      <style:paragraph-properties fo:margin-left="0.5in" fo:margin-right="0.3118in" fo:margin-top="0in" fo:margin-bottom="0in" style:contextual-spacing="false" fo:text-indent="0in" style:auto-text-indent="false" fo:background-color="transparent" fo:padding="0in" fo:border="none"/>
      <style:text-properties fo:font-size="11.25pt" fo:font-weight="bold"/>
    </style:style>
    <style:style style:name="P14" style:family="paragraph" style:parent-style-name="Text_20_body" style:list-style-name="L4">
      <loext:graphic-properties draw:fill="none"/>
      <style:paragraph-properties fo:margin-left="0.5in" fo:margin-right="0.3118in" fo:margin-top="0in" fo:margin-bottom="0in" style:contextual-spacing="false" fo:text-indent="0in" style:auto-text-indent="false" fo:background-color="transparent" fo:padding="0in" fo:border="none"/>
      <style:text-properties fo:font-size="11.25pt"/>
    </style:style>
    <style:style style:name="P15" style:family="paragraph" style:parent-style-name="Text_20_body" style:list-style-name="L4">
      <loext:graphic-properties draw:fill="none"/>
      <style:paragraph-properties fo:margin-left="0.5in" fo:margin-right="0.3118in" fo:text-indent="0in" style:auto-text-indent="false" fo:background-color="transparent" fo:padding="0in" fo:border="none"/>
      <style:text-properties fo:font-size="11.25pt"/>
    </style:style>
    <style:style style:name="T1" style:family="text">
      <style:text-properties fo:font-weight="bold"/>
    </style:style>
    <style:style style:name="T2" style:family="text">
      <style:text-properties fo:font-style="italic"/>
    </style:style>
    <style:style style:name="T3" style:family="text">
      <style:text-properties officeooo:rsid="0010ef57"/>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 Титульный слайд</text:h>
      <text:p text:style-name="P5"><text:span text:style-name="T1">Добрый вечер!!!!!!!!!!!!!!</text:span> Я Федя, а это Макс. Мы представители от группы Аэ-21-24, представляем наш проект под названием "Unipas"</text:p>
      <text:p text:style-name="P5"/>
      <text:h text:style-name="P2" text:outline-level="1">2. О проекте в двух словах</text:h>
      <text:p text:style-name="P5">Что такое Unipas? Unipas - это веб-сайт с, ни много ни мало, самыми лучшими статьями про устройство компьютеров в русскоязычном сегменте интернета. Вот только под "устройством" мы подразумеваем совсем не то, что проходится в школьном курсе информатики. Там рассказывают про компоненты компьютера и <text:span text:style-name="T2">что</text:span> в нём есть. А мы рассказываем то, что упускается в большинстве учебных программ. Мы рассказываем<text:span text:style-name="T2">, КАК</text:span> компьютеры работают. Но о конкретном содержании я расскажу чуть позже.</text:p>
      <text:p text:style-name="P5"/>
      <text:h text:style-name="P2" text:outline-level="1">3. Цель</text:h>
      <text:p text:style-name="P6">В начале года мы поставили себе цель по SMART. С вашего позволения я совершу непристойную вещь: прочитаю её прямо со слайда/листа, потому что мне лень это запоминать:</text:p>
      <text:p text:style-name="P6">Наша цель - к началу декабря 2024 года создать веб-приложение, которое станет лучшим помощником для изучения дисциплины Программирование среди студентов НИУ “МЭИ”</text:p>
      <text:p text:style-name="P5">Разъясню немного. Помочь мы собирались с вполне себе конкретной вещью: дать студентам те фундаментальные знания про компьютеры, которые должны давать сразу после рождения, но по факту не дают даже на первом курсе универа. Возможно, писать лабораторки это не слишком поможет. Но, опять таки, как было написано в начале: <text:span text:style-name="T2">программирование не должно казаться людям магией</text:span>. <text:span text:style-name="T2">Программист не должен просто клацать по клавишам, нажимать на кнопку "запустить код" и молиться, что всё скомпилится без ошибок</text:span>. <text:span text:style-name="T2">Хороший программист должен понимать, что он делает</text:span>. И наша цель - сформировать это понимание. На первом курсе, возможно, наш проект не будет настолько полезен людям, но позже это обязательно аукнется, да ещё как.</text:p>
      <text:p text:style-name="P5"/>
      <text:p text:style-name="P5"/>
      <text:h text:style-name="P2" text:outline-level="1"><text:soft-page-break/>4. Опрос актуальности</text:h>
      <text:list text:style-name="L1">
        <text:list-item>
          <text:p text:style-name="P8">В рамках проекта мы провели опрос актуальности. Мы, короче, составили его распространили… А потом как увидели результаты…. Честно говоря, они довольно печальные. <text:line-break/>Ах да, важный момент: опрос проходили только первокурсники из ИВТИ. На вопрос "Понятен ли материал на лекциях" в общей сложности ответило 93 человека. Из них всего 28 ответило, что материал им по большей части понятен. А аж 40 ответило, что материал им вообще непонятен. <text:line-break/>На вопрос "Нравится ли Вам, как преподают лекции по программированию" всего 7 человек ответило, что им интересно слушать лектора. 31 человек выразили смешанные ощущения. Оставшиеся 57 выказали негативные или крайне негативные впечатления. <text:line-break/>Ещё один важный момент: в самом опросе эти вопросы задавались не всем. Там 13 человек ответило, что у них вообще никогда не бывает проблем с программированием. Но даже учтя их можно с уверенностью сказать, что больше чем у половины нашего курса есть серьёзные проблемы с Программированием.</text:p>
        </text:list-item>
        <text:list-item>
          <text:p text:style-name="P7">Ну тут ничего интересного. 93 человека из 96 ответили, что им был бы полезен наш проект. Ясное дело, что они это сделали чисто из сострадания, потому что они - такие же первокурсники, как и мы, им тоже надо защищать свои проекты.</text:p>
        </text:list-item>
      </text:list>
      <text:h text:style-name="P2" text:outline-level="1">5. Рабочие группы</text:h>
      <text:p text:style-name="P6">Для продуктивной и равномерной разработки нашего проекта были выделены следующие рабочие группы:</text:p>
      <text:p text:style-name="P6">Дизайн – творческие ребята, которые занимались внешним видом нашего проекта</text:p>
      <text:p text:style-name="P6">Учебное пособие – команда, которая изучила весь нужный материал и сформулировала его для нас в самом понятном виде.</text:p>
      <text:p text:style-name="P6">Бек-энд – истинные программисты, которые развернули сайт.</text:p>
      <text:p text:style-name="P6">Фронт-энд – превратили дизайн и учебное пособие в электронную учебную среду.</text:p>
      <text:p text:style-name="P5">Презентация проекта – талантливые product менеджеры, способные идеально представить проект.</text:p>
      <text:p text:style-name="P5"/>
      <text:p text:style-name="P5"/>
      <text:p text:style-name="P5"/>
      <text:p text:style-name="P5"/>
      <text:p text:style-name="P5"/>
      <text:h text:style-name="P2" text:outline-level="1"><text:soft-page-break/>6. Этапы разработки</text:h>
      <text:p text:style-name="P6">На первых занятиях по ознакомительной практике мы выбрали данную тему проекта, потому что посчитали её интересной и полезной для студента МЭИ</text:p>
      <text:p text:style-name="P6">Мы решили создать методическое пособие по основам информатики, включающее в себя статьи о работе памяти и процессора в компьютере, о операционных системах, ассемблере, языках высокого уровня и библиотеках.</text:p>
      <text:p text:style-name="P6">Параллельно с этим создавался дизайн сайта, наши дизайнеры разработали логотип и палитры для светлой и тёмной тем.</text:p>
      <text:p text:style-name="P6">Когда разработка пособия и дизайна были завершены мы поместили всё на сайт, о его устройстве чуть позже поведает мой коллега.</text:p>
      <text:p text:style-name="P5">А последние пару дней мы занимались тестированием нашего продукта</text:p>
      <text:h text:style-name="P2" text:outline-level="1">7. Внутреннее устройство</text:h>
      <text:list text:style-name="L2">
        <text:list-item>
          <text:p text:style-name="P9">Бек-энд. Маркдаун. Питон</text:p>
        </text:list-item>
        <text:list-item>
          <text:p text:style-name="P9">Фронт-энд. React. NextJS.</text:p>
        </text:list-item>
        <text:list-item>
          <text:p text:style-name="P9">nginx</text:p>
        </text:list-item>
        <text:list-item>
          <text:p text:style-name="P10">Клиент</text:p>
        </text:list-item>
      </text:list>
      <text:h text:style-name="P2" text:outline-level="1">8. Прототип</text:h>
      <text:list text:style-name="L3">
        <text:list-item>
          <text:p text:style-name="P11">А сейчас мы покажем вам прототип нашего веб-сайта и учебного пособия! QR код вернём потом, сервак просто медленный.</text:p>
        </text:list-item>
        <text:list-item>
          <text:p text:style-name="P11"><text:span text:style-name="T1">Сайт</text:span>. Панель убирается. Тёмная тема. Подсветка кода.</text:p>
        </text:list-item>
        <text:list-item>
          <text:p text:style-name="P11"><text:span text:style-name="T1">Содержание.</text:span> </text:p>
          <text:list>
            <text:list-item>
              <text:p text:style-name="P11">Основы. Память, процессор, инструкции.</text:p>
            </text:list-item>
            <text:list-item>
              <text:p text:style-name="P11">Ассемблер. Как инструкции создаются</text:p>
            </text:list-item>
            <text:list-item>
              <text:p text:style-name="P11">Операционные системы. Как множество программ выполняются одновременно?</text:p>
            </text:list-item>
            <text:list-item>
              <text:p text:style-name="P11">Библиотеки. Как не повторяться?</text:p>
            </text:list-item>
            <text:list-item>
              <text:p text:style-name="P11">Высокоуровневые языки программирования. Ещё допишем.</text:p>
            </text:list-item>
          </text:list>
        </text:list-item>
        <text:list-item>
          <text:p text:style-name="P13">Философия и другая инфа о пособии.</text:p>
          <text:list>
            <text:list-item>
              <text:p text:style-name="P11">При работе над пособием всё делали сами. Наши основные источники: собственный опыт и знания, а также творческий подход. </text:p>
            </text:list-item>
            <text:list-item>
              <text:p text:style-name="P11">Понимание - превыше всего</text:p>
            </text:list-item>
            <text:list-item>
              <text:p text:style-name="P11">Учёба не должна быть скучной. Поэтому у нас тут куча мемов и приколов</text:p>
            </text:list-item>
            <text:list-item>
              <text:p text:style-name="P11">Сначала проблема, потом - решение</text:p>
            </text:list-item>
            <text:list-item>
              <text:p text:style-name="P12">Приводить конкретные примеры и объяснять, зачем что нужно</text:p>
            </text:list-item>
          </text:list>
        </text:list-item>
      </text:list>
      <text:h text:style-name="P3" text:outline-level="1"><text:soft-page-break/></text:h>
      <text:h text:style-name="P3" text:outline-level="1">X. Обратная связь</text:h>
      <text:p text:style-name="P6">Ввчера провели опрос обратной связи. Ответило 12 человек. Негатива никто не выразил, ничего полезного не узнали. Выборка маленькая.</text:p>
      <text:p text:style-name="P5">От себя скажу, что люди, которые реально читали пособие, отзывались крайне положительно. Не удивительно, мы ведь в пособие душу вложили.</text:p>
      <text:h text:style-name="P2" text:outline-level="1">9. Перспективы развития</text:h>
      <text:list text:style-name="L4">
        <text:list-item>
          <text:p text:style-name="P14">Лендинг</text:p>
        </text:list-item>
        <text:list-item>
          <text:p text:style-name="P14">Дополнения. Добавить материалы про конкретные языки программирования</text:p>
        </text:list-item>
        <text:list-item>
          <text:p text:style-name="P14">К этим материалам добавить интерактивные упражнения</text:p>
        </text:list-item>
        <text:list-item>
          <text:p text:style-name="P14">Встроенный компилятор</text:p>
        </text:list-item>
        <text:list-item>
          <text:p text:style-name="P15">В целом проект полностью автономный, в поддержке не нуждается. Пособие написано в формате Markdown, поэтому оно, по сути, полностью независимо от самого сайта.</text:p>
        </text:list-item>
      </text:list>
      <text:h text:style-name="P2" text:outline-level="1">10. Заключение</text:h>
      <text:p text:style-name="P6">Хоть мы и называем это "прототипом", по факту этот сайт реально может оказаться полезным или интересным. Если чё, мы тут продублировали в конце QR код ещё раз. Кому интересно - сохраните себе</text:p>
      <text:p text:style-name="P6">Спасибо за внимание. Можно задавать вопросы.</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23:40:53.695574005</meta:creation-date>
    <dc:date>2024-12-18T00:04:09.064220472</dc:date>
    <meta:editing-duration>PT23M15S</meta:editing-duration>
    <meta:editing-cycles>1</meta:editing-cycles>
    <meta:document-statistic meta:table-count="0" meta:image-count="0" meta:object-count="0" meta:page-count="4" meta:paragraph-count="56" meta:word-count="871" meta:character-count="5853" meta:non-whitespace-character-count="5053"/>
    <meta:generator>LibreOffice/24.2.6.2$Linux_X86_64 LibreOffice_project/420$Build-2</meta:generator>
  </office:meta>
</office:document-meta>
</file>